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a33e03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bf480" officeooo:paragraph-rsid="027bf480" style:font-size-asian="10.5pt" style:font-size-complex="10.5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d045e" officeooo:paragraph-rsid="027d045e" style:font-size-asian="10.5pt" style:font-size-complex="10.5pt"/>
    </style:style>
    <style:style style:name="P2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e6d10" officeooo:paragraph-rsid="027e6d1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87947e" officeooo:paragraph-rsid="0287947e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000000" loext:opacity="100%" style:font-name="Quicksand Light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color="#000000" loext:opacity="100%" style:font-name="Quicksand Light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loext:opacity="100%" style:font-name="Quicksand Light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43" style:family="paragraph" style:parent-style-name="Standard">
      <style:text-properties fo:color="#000000" loext:opacity="100%" style:font-name="Quicksand Light" fo:font-size="10.5pt" style:text-underline-style="none" fo:font-weight="normal" officeooo:rsid="0300428b" officeooo:paragraph-rsid="0300428b" fo:background-color="#ffffff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6" style:family="paragraph" style:parent-style-name="Standard">
      <style:text-properties fo:font-variant="normal" fo:text-transform="none" fo:color="#a33e03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7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0" style:family="paragraph" style:parent-style-name="Standard">
      <style:text-properties fo:color="#000000" loext:opacity="100%" style:font-name="Quicksand Light" fo:font-size="22pt" style:text-underline-style="none" fo:font-weight="bold" officeooo:paragraph-rsid="0217cedd" style:font-size-asian="19.25pt" style:font-weight-asian="bold" style:font-size-complex="22pt" style:font-weight-complex="bold"/>
    </style:style>
    <style:style style:name="P51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2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4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6" style:family="paragraph" style:parent-style-name="Standard">
      <style:text-properties fo:color="#a33e03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59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0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2ba9242"/>
    </style:style>
    <style:style style:name="T6" style:family="text">
      <style:text-properties officeooo:rsid="032f968f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9" style:family="text">
      <style:text-properties style:font-name="Quicksand Light" fo:font-size="10.5pt" officeooo:rsid="024894a0" style:font-size-asian="10.5pt" style:font-size-complex="10.5pt"/>
    </style:style>
    <style:style style:name="T10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231dcd9" fo:background-color="#ffffff" loext:char-shading-value="0"/>
    </style:style>
    <style:style style:name="T13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officeooo:rsid="027d045e"/>
    </style:style>
    <style:style style:name="T18" style:family="text">
      <style:text-properties style:text-underline-style="solid" style:text-underline-type="double" style:text-underline-width="auto" style:text-underline-color="font-color" officeooo:rsid="027d045e"/>
    </style:style>
    <style:style style:name="T19" style:family="text">
      <style:text-properties officeooo:rsid="0306fa35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2cccf66"/>
    </style:style>
    <style:style style:name="T22" style:family="text">
      <style:text-properties officeooo:rsid="02873e7a"/>
    </style:style>
    <style:style style:name="T23" style:family="text">
      <style:text-properties style:text-underline-style="none" fo:background-color="#ffffff" loext:char-shading-value="0" loext:padding="0cm" loext:border="none" loext:shadow="none"/>
    </style:style>
    <style:style style:name="T24" style:family="text">
      <style:text-properties loext:padding="0cm" loext:border="none" loext:shadow="none"/>
    </style:style>
    <style:style style:name="T25" style:family="text">
      <style:text-properties officeooo:rsid="003df92e" fo:background-color="#ffffff" loext:char-shading-value="0"/>
    </style:style>
    <style:style style:name="T26" style:family="text">
      <style:text-properties officeooo:rsid="016b4424"/>
    </style:style>
    <style:style style:name="T27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ob Level: <text:span text:style-name="T5">20</text:span>+ <text:span text:style-name="T6">Y</text:span>ears <text:span text:style-name="T6">E</text:span>xperience</text:p>
      <text:p text:style-name="P4"><text:span text:style-name="T7">E-Mail Address: </text:span><text:span text:style-name="T8">jeffrin@rajagiritech,edu.in</text:span></text:p>
      <text:p text:style-name="P5"><text:span text:style-name="T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0">Techie from Ekm gets GitHub's Helicopter Contributor badge</text:span></text:a></text:p>
      <text:p text:style-name="P6"/>
      <text:p text:style-name="P7"><text:span text:style-name="T11">EXPERIE</text:span><text:span text:style-name="T12">NCE</text:span></text:p>
      <text:p text:style-name="P8"/>
      <text:section text:style-name="Sect1" text:name="Section5">
        <text:p text:style-name="P9"><text:span text:style-name="T13">s</text:span><text:span text:style-name="T14">oftware engineer</text:span><text:span text:style-name="T15"> <text:s/></text:span><text:span text:style-name="T16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7">ONG TERM KERNEL </text:span><text:span text:style-name="T18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19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0"/></text:p>
      </text:section>
      <text:section text:style-name="Sect2" text:name="Section1">
        <text:p text:style-name="P35"/>
        <text:p text:style-name="P36">R<text:span text:style-name="T21">esearch</text:span></text:p>
        <text:p text:style-name="P37"/>
        <text:p text:style-name="P38">KNOWLEDGE <text:span text:style-name="T22">BUILDING</text:span></text:p>
        <text:p text:style-name="P39">SOFTWARE INSTALLERS</text:p>
        <text:p text:style-name="P37"/>
        <text:p text:style-name="P35"/>
        <text:p text:style-name="P35"/>
        <text:p text:style-name="P40">Open Art</text:p>
        <text:p text:style-name="P41"/>
        <text:p text:style-name="P42">WORKING WITH <text:s/>PLYMOUTH</text:p>
        <text:p text:style-name="P39">DEBIAN ARTWORK</text:p>
        <text:p text:style-name="P43">LINUX KERNEL CODING STANDARDS</text:p>
        <text:p text:style-name="P44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5"/>
            <text:p text:style-name="P45"/>
            <text:p text:style-name="P46">CERTIFICATION</text:p>
            <text:p text:style-name="P47"><text:span text:style-name="T23">Python for Everybody</text:span><text:span text:style-name="T24">,</text:span> a 5-course specialization by University of Michigan on Coursera. </text:p>
            <text:p text:style-name="P48">Specialization Certificate earned on April 12, 2016</text:p>
            <text:p text:style-name="P49"/>
            <text:p text:style-name="P49"/>
            <text:p text:style-name="P50"><text:span text:style-name="T11">E</text:span><text:span text:style-name="T25">DUCATION</text:span></text:p>
            <text:p text:style-name="P51"><text:span text:style-name="T26">S</text:span>ri Ramakrishna Engineering College,1996-2000</text:p>
            <text:p text:style-name="P52">Bachelor of <text:span text:style-name="T23">Computer Science and Engineering</text:span></text:p>
            <text:p text:style-name="P53">Bharathiar University.</text:p>
            <text:p text:style-name="P54"/>
            <text:p text:style-name="P55"/>
            <text:p text:style-name="P56">PERSONAL DETAILS</text:p>
            <text:p text:style-name="P57">DOB 31.12 1976</text:p>
            <text:p text:style-name="P57">FLAT No. 807 ,Devadeyam Elder Village</text:p>
            <text:p text:style-name="P57">Pallissery T<text:span text:style-name="T27">h</text:span>rissur. P.O Arattupuzha</text:p>
            <text:p text:style-name="P57">V<text:span text:style-name="T27">allachira</text:span>, K<text:span text:style-name="T27">erala. </text:span><text:s/>680562. India</text:p>
            <text:p text:style-name="P57">Phone number: ‪9895580465‬</text:p>
            <text:p text:style-name="P58"/>
            <text:p text:style-name="P59"><text:s/></text:p>
            <text:p text:style-name="P60"/>
            <text:p text:style-name="P60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7:32:55.062478130</dc:date>
    <meta:editing-duration>P1DT19H7M49S</meta:editing-duration>
    <meta:editing-cycles>624</meta:editing-cycles>
    <meta:generator>LibreOffice/26.2.0.3$Linux_X86_64 LibreOffice_project/620$Build-3</meta:generator>
    <meta:print-date>2026-03-09T17:31:56.717493738</meta:print-date>
    <meta:printed-by>PDF files</meta:printed-by>
    <meta:document-statistic meta:table-count="0" meta:image-count="0" meta:object-count="0" meta:page-count="1" meta:paragraph-count="45" meta:word-count="131" meta:character-count="1033" meta:non-whitespace-character-count="884"/>
  </office:meta>
</office:document-meta>
</file>